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49cm"/>
    </style:style>
    <style:style style:name="co2" style:family="table-column">
      <style:table-column-properties fo:break-before="auto" style:column-width="21.1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counted: D, C, M, J, H, Y</text:p>
          </table:table-cell>
        </table:table-row>
        <table:table-row table:style-name="ro1">
          <table:table-cell office:value-type="string" calcext:value-type="string">
            <text:p>topo bat ornament, throwing star thing</text:p>
          </table:table-cell>
          <table:table-cell office:value-type="string" calcext:value-type="string">
            <text:p>eyes can light u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t, wiif enabled, can controll over browser, christmas ornament, or display m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man statue</text:p>
          </table:table-cell>
          <table:table-cell office:value-type="string" calcext:value-type="string">
            <text:p>can play holiday song on buz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adan/holiday lamp</text:p>
          </table:table-cell>
          <table:table-cell office:value-type="string" calcext:value-type="string">
            <text:p>can light up different col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-Christmas-Tree/Bat </text:p>
          </table:table-cell>
          <table:table-cell office:value-type="string" calcext:value-type="string">
            <text:p>Wifi-connected, can be used as apersonal workload or emotion indicator – or just as a colorful orna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rum Analyzer-Project, </text:p>
          </table:table-cell>
          <table:table-cell office:value-type="string" calcext:value-type="string">
            <text:p>thomas make spectrum analyer, display frequency spectrum on 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Door Sensors</text:p>
          </table:table-cell>
          <table:table-cell office:value-type="string" calcext:value-type="string">
            <text:p>Who is at which door? Possibility to buzz them in from a webpage (w. a webcam feed maybe?), Webcam Feed and Voice Channel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“Smart” Parcel Chest</text:p>
          </table:table-cell>
          <table:table-cell office:value-type="string" calcext:value-type="string">
            <text:p>Can be upgraded to a full robot over ti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co ball ornamenet for tree</text:p>
          </table:table-cell>
          <table:table-cell office:value-type="string" calcext:value-type="string">
            <text:p>can ro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mas tree ornament record and play sound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ring that can have buzzer and switch, merry christm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board of led lights says toposens wishes merry christmas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 lightning winter wonderland, a diarom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blinking star for top of christmas t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multi color christmas light string for christmas tree or monito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ttcrackers, voice controll crack my nutts, can say yes and then do it. Or a nuttcracker dressed as a bat.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 big flying ba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ning snowman or christmas t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flak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ration for christmas t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ndeer with a lightup nose that lights up when someones aroun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a clause, no reindeer, bats, diaroma, statue.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ake community projects clear, dont get something to take ho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votes, no group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e we pick one, we can define requiremen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max budget, 5, 10, 15,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k in poll, when unavailable in dec, when going on holiday.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 office:value-type="string" calcext:value-type="string">
            <text:p>technolog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d printing</text:p>
          </table:table-cell>
        </table:table-row>
        <table:table-row table:style-name="ro1">
          <table:table-cell office:value-type="string" calcext:value-type="string">
            <text:p>painting stuff</text:p>
          </table:table-cell>
        </table:table-row>
        <table:table-row table:style-name="ro1">
          <table:table-cell office:value-type="string" calcext:value-type="string">
            <text:p>working with fabrics</text:p>
          </table:table-cell>
        </table:table-row>
        <table:table-row table:style-name="ro1">
          <table:table-cell office:value-type="string" calcext:value-type="string">
            <text:p>arduino/raspberry pi</text:p>
          </table:table-cell>
        </table:table-row>
        <table:table-row table:style-name="ro1">
          <table:table-cell office:value-type="string" calcext:value-type="string">
            <text:p>lasercutter, for wood to make snowflakes for instance.</text:p>
          </table:table-cell>
        </table:table-row>
        <table:table-row table:style-name="ro1">
          <table:table-cell office:value-type="string" calcext:value-type="string">
            <text:p>thin plastics and wood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.00.0000</text:date>, <text:time style:data-style-name="N2" text:time-value="09:33:29.608782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2:55:52.096606294</meta:creation-date>
    <dc:date>2022-11-18T14:35:54.946245865</dc:date>
    <meta:editing-duration>PT43M48S</meta:editing-duration>
    <meta:editing-cycles>3</meta:editing-cycles>
    <meta:generator>LibreOffice/6.4.7.2$Linux_X86_64 LibreOffice_project/40$Build-2</meta:generator>
    <meta:document-statistic meta:table-count="3" meta:cell-count="57" meta:object-count="0"/>
  </office:meta>
</office:document-meta>
</file>